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Tag</text:p>
      <text:p text:style-name="Standard">Habe Speichern und laden eingebaut und das GUI fertig. Versuche gerade mehr über USB herauszufinden und zu lernen, damit ich die allgemeine Schnittstelle schreiben kann, die mit jedem USB device funktioniert (Ideen konkurieren noch alles allgemein zu machen oder 100000 sachen hinzuzufü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6:12:02.78</meta:creation-date>
    <meta:document-statistic meta:table-count="0" meta:image-count="0" meta:object-count="0" meta:page-count="1" meta:paragraph-count="2" meta:word-count="43" meta:character-count="295"/>
    <dc:date>2014-10-29T16:15:09.90</dc:date>
    <meta:editing-duration>PT3M7S</meta:editing-duration>
    <meta:editing-cycles>1</meta:editing-cycles>
    <meta:generator>OpenOffice.org/3.4.1$Win32 OpenOffice.org_project/341m1$Build-9593</meta:generator>
  </office:meta>
</office:document-meta>
</file>